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fo:min-height="2.134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9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75cm" svg:height="1.673cm" svg:x="5.75cm" svg:y="2cm">
          <draw:text-box>
            <text:p>[7,89,15,2,65,10,8,11,1]</text:p>
          </draw:text-box>
        </draw:frame>
        <draw:frame draw:style-name="gr2" draw:text-style-name="P3" draw:layer="layout" svg:width="14cm" svg:height="2.384cm" svg:x="2.75cm" svg:y="5cm">
          <draw:text-box>
            <text:p text:style-name="P2"><text:span text:style-name="T1">[7,89,15,2,65]</text:span><text:span text:style-name="T1"><text:tab/></text:span><text:span text:style-name="T1"><text:tab/></text:span><text:span text:style-name="T1"><text:tab/></text:span><text:span text:style-name="T1"><text:tab/></text:span><text:span text:style-name="T1">[</text:span>10,8,11,1] <text:tab/><text:tab/><text:tab/><text:tab/> </text:p>
          </draw:text-box>
        </draw:frame>
        <draw:frame draw:style-name="gr3" draw:text-style-name="P3" draw:layer="layout" svg:width="16cm" svg:height="1.673cm" svg:x="2.25cm" svg:y="7cm">
          <draw:text-box>
            <text:p text:style-name="P2"><text:span text:style-name="T1">[7,89,15]</text:span><text:span text:style-name="T1"><text:tab/></text:span><text:span text:style-name="T1"> <text:s text:c="2"/>[2,65]</text:span><text:span text:style-name="T1"><text:tab/></text:span><text:span text:style-name="T1"><text:tab/></text:span><text:span text:style-name="T1"><text:tab/></text:span><text:span text:style-name="T1"><text:tab/></text:span><text:span text:style-name="T1">[</text:span>10,8] <text:s text:c="6"/>[11,1] </text:p>
          </draw:text-box>
        </draw:frame>
        <draw:frame draw:style-name="gr4" draw:text-style-name="P3" draw:layer="layout" svg:width="16cm" svg:height="1.673cm" svg:x="2.25cm" svg:y="9.077cm">
          <draw:text-box>
            <text:p text:style-name="P2"><text:span text:style-name="T1">[7,89] <text:s/>[15]</text:span><text:span text:style-name="T1"><text:tab/></text:span><text:span text:style-name="T1"> <text:s text:c="2"/>[2] <text:s/>[65]</text:span><text:span text:style-name="T1"><text:tab/></text:span><text:span text:style-name="T1"><text:tab/></text:span><text:span text:style-name="T1">[</text:span>10] [8] <text:s text:c="6"/>[11] [1] </text:p>
          </draw:text-box>
        </draw:frame>
        <draw:frame draw:style-name="gr5" draw:text-style-name="P3" draw:layer="layout" svg:width="16cm" svg:height="1.673cm" svg:x="2.25cm" svg:y="11.327cm">
          <draw:text-box>
            <text:p text:style-name="P2"><text:span text:style-name="T1">[7] [89] <text:s/>[15]</text:span><text:span text:style-name="T1"><text:tab/></text:span><text:span text:style-name="T1"> <text:s text:c="2"/>[2] <text:s/>[65]</text:span><text:span text:style-name="T1"><text:tab/></text:span><text:span text:style-name="T1"><text:tab/></text:span><text:span text:style-name="T1">[</text:span>10] [8] <text:s text:c="6"/>[11] [1] </text:p>
          </draw:text-box>
        </draw:frame>
        <draw:frame draw:style-name="gr6" draw:text-style-name="P3" draw:layer="layout" svg:width="16cm" svg:height="1.673cm" svg:x="2.25cm" svg:y="13.75cm">
          <draw:text-box>
            <text:p text:style-name="P2"><text:span text:style-name="T1">[7,89] <text:s/>[15]</text:span><text:span text:style-name="T1"><text:tab/></text:span><text:span text:style-name="T1"> <text:s text:c="2"/>[2,65]</text:span><text:span text:style-name="T1"><text:tab/></text:span><text:span text:style-name="T1"><text:tab/></text:span><text:span text:style-name="T1">[</text:span>8,10] <text:s text:c="6"/>[1,11] </text:p>
          </draw:text-box>
        </draw:frame>
        <draw:frame draw:style-name="gr7" draw:text-style-name="P3" draw:layer="layout" svg:width="16cm" svg:height="1.673cm" svg:x="3.25cm" svg:y="16.577cm">
          <draw:text-box>
            <text:p text:style-name="P2"><text:span text:style-name="T1">[7,15,89]</text:span><text:span text:style-name="T1"><text:tab/></text:span><text:span text:style-name="T1"> <text:s text:c="2"/>[2,65]</text:span><text:span text:style-name="T1"><text:tab/></text:span><text:span text:style-name="T1"><text:tab/></text:span><text:span text:style-name="T1"> <text:s text:c="6"/>[1,</text:span>8,10,11] </text:p>
          </draw:text-box>
        </draw:frame>
        <draw:frame draw:style-name="gr8" draw:text-style-name="P3" draw:layer="layout" svg:width="16cm" svg:height="1.673cm" svg:x="3.5cm" svg:y="19.577cm">
          <draw:text-box>
            <text:p text:style-name="P2"><text:span text:style-name="T1">[1,7,15,65,89]</text:span><text:span text:style-name="T1"><text:tab/></text:span><text:span text:style-name="T1"><text:tab/></text:span><text:span text:style-name="T1">[1,</text:span>8,10,11] </text:p>
          </draw:text-box>
        </draw:frame>
        <draw:frame draw:style-name="gr1" draw:text-style-name="P1" draw:layer="layout" svg:width="8.75cm" svg:height="1.673cm" svg:x="5.75cm" svg:y="2.001cm">
          <draw:text-box>
            <text:p>[7,89,15,2,65,10,8,11,1]</text:p>
          </draw:text-box>
        </draw:frame>
        <draw:frame draw:style-name="gr1" draw:text-style-name="P1" draw:layer="layout" svg:width="8.75cm" svg:height="1.673cm" svg:x="5cm" svg:y="21.827cm">
          <draw:text-box>
            <text:p>[1,7,8,10,11,15,65,89]</text:p>
          </draw:text-box>
        </draw:frame>
        <draw:line draw:style-name="gr9" draw:text-style-name="P4" draw:layer="layout" svg:x1="6.5cm" svg:y1="3.25cm" svg:x2="5.5cm" svg:y2="4.75cm">
          <text:p/>
        </draw:line>
        <draw:line draw:style-name="gr10" draw:text-style-name="P4" draw:layer="layout" svg:x1="11.5cm" svg:y1="3.25cm" svg:x2="12.5cm" svg:y2="4.5cm">
          <text:p/>
        </draw:line>
        <draw:line draw:style-name="gr11" draw:text-style-name="P4" draw:layer="layout" svg:x1="4.25cm" svg:y1="6.25cm" svg:x2="3.75cm" svg:y2="7cm">
          <text:p/>
        </draw:line>
        <draw:line draw:style-name="gr11" draw:text-style-name="P4" draw:layer="layout" svg:x1="5.75cm" svg:y1="6.25cm" svg:x2="6.25cm" svg:y2="7cm">
          <text:p/>
        </draw:line>
        <draw:line draw:style-name="gr11" draw:text-style-name="P4" draw:layer="layout" svg:x1="5.75cm" svg:y1="6.25cm" svg:x2="6.25cm" svg:y2="7cm">
          <text:p/>
        </draw:line>
        <draw:line draw:style-name="gr11" draw:text-style-name="P4" draw:layer="layout" svg:x1="6.75cm" svg:y1="8cm" svg:x2="8cm" svg:y2="9cm">
          <text:p/>
        </draw:line>
        <draw:line draw:style-name="gr11" draw:text-style-name="P4" draw:layer="layout" svg:x1="6.5cm" svg:y1="8cm" svg:x2="7.25cm" svg:y2="9cm">
          <text:p/>
        </draw:line>
        <draw:line draw:style-name="gr11" draw:text-style-name="P4" draw:layer="layout" svg:x1="4.25cm" svg:y1="8cm" svg:x2="5cm" svg:y2="9cm">
          <text:p/>
        </draw:line>
        <draw:line draw:style-name="gr11" draw:text-style-name="P4" draw:layer="layout" svg:x1="3.75cm" svg:y1="8cm" svg:x2="3.25cm" svg:y2="9cm">
          <text:p/>
        </draw:line>
        <draw:line draw:style-name="gr11" draw:text-style-name="P4" draw:layer="layout" svg:x1="3.25cm" svg:y1="10.25cm" svg:x2="2.75cm" svg:y2="11.25cm">
          <text:p/>
        </draw:line>
        <draw:line draw:style-name="gr11" draw:text-style-name="P4" draw:layer="layout" svg:x1="3.5cm" svg:y1="10.5cm" svg:x2="4.25cm" svg:y2="11.5cm">
          <text:p/>
        </draw:line>
        <draw:line draw:style-name="gr11" draw:text-style-name="P4" draw:layer="layout" svg:x1="3cm" svg:y1="12.5cm" svg:x2="3cm" svg:y2="13.75cm">
          <text:p/>
        </draw:line>
        <draw:line draw:style-name="gr11" draw:text-style-name="P4" draw:layer="layout" svg:x1="4cm" svg:y1="12.5cm" svg:x2="3.75cm" svg:y2="13.75cm">
          <text:p/>
        </draw:line>
        <draw:line draw:style-name="gr11" draw:text-style-name="P4" draw:layer="layout" svg:x1="3.5cm" svg:y1="14.75cm" svg:x2="4.25cm" svg:y2="16.5cm">
          <text:p/>
        </draw:line>
        <draw:line draw:style-name="gr11" draw:text-style-name="P4" draw:layer="layout" svg:x1="5cm" svg:y1="14.75cm" svg:x2="4.75cm" svg:y2="16.5cm">
          <text:p/>
        </draw:line>
        <draw:line draw:style-name="gr11" draw:text-style-name="P4" draw:layer="layout" svg:x1="7cm" svg:y1="17.75cm" svg:x2="6.75cm" svg:y2="19.5cm">
          <text:p/>
        </draw:line>
        <draw:line draw:style-name="gr11" draw:text-style-name="P4" draw:layer="layout" svg:x1="5.25cm" svg:y1="17.75cm" svg:x2="5.5cm" svg:y2="19.5cm">
          <text:p/>
        </draw:line>
        <draw:line draw:style-name="gr11" draw:text-style-name="P4" draw:layer="layout" svg:x1="8.25cm" svg:y1="12.25cm" svg:x2="8cm" svg:y2="13.75cm">
          <text:p/>
        </draw:line>
        <draw:line draw:style-name="gr11" draw:text-style-name="P4" draw:layer="layout" svg:x1="7.25cm" svg:y1="12.5cm" svg:x2="7.25cm" svg:y2="13.75cm">
          <text:p/>
        </draw:line>
        <draw:line draw:style-name="gr11" draw:text-style-name="P4" draw:layer="layout" svg:x1="6.75cm" svg:y1="20.5cm" svg:x2="7.25cm" svg:y2="21.75cm">
          <text:p/>
        </draw:line>
        <draw:line draw:style-name="gr11" draw:text-style-name="P4" draw:layer="layout" svg:x1="10cm" svg:y1="20.75cm" svg:x2="9cm" svg:y2="21.75cm">
          <text:p/>
        </draw:line>
        <draw:line draw:style-name="gr11" draw:text-style-name="P4" draw:layer="layout" svg:x1="13.75cm" svg:y1="15cm" svg:x2="13cm" svg:y2="16.5cm">
          <text:p/>
        </draw:line>
        <draw:line draw:style-name="gr11" draw:text-style-name="P4" draw:layer="layout" svg:x1="10.75cm" svg:y1="15cm" svg:x2="11.5cm" svg:y2="16.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4T13:00:21.479000000</meta:creation-date>
    <dc:date>2022-08-04T13:08:05.569000000</dc:date>
    <meta:editing-duration>PT7M44S</meta:editing-duration>
    <meta:editing-cycles>3</meta:editing-cycles>
    <meta:generator>LibreOffice/7.2.2.2$Windows_X86_64 LibreOffice_project/02b2acce88a210515b4a5bb2e46cbfb63fe97d56</meta:generator>
    <meta:document-statistic meta:object-count="33"/>
  </office:meta>
</office:document-meta>
</file>